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d0a2" officeooo:paragraph-rsid="001bd0a2" style:font-weight-asian="bold" style:font-weight-complex="bold"/>
    </style:style>
    <style:style style:name="P2" style:family="paragraph" style:parent-style-name="Standard">
      <style:paragraph-properties fo:text-align="start" style:justify-single-word="false"/>
      <style:text-properties fo:font-weight="bold" officeooo:rsid="001bd0a2" officeooo:paragraph-rsid="001bd0a2" style:font-weight-asian="bold" style:font-weight-complex="bold"/>
    </style:style>
    <style:style style:name="P3" style:family="paragraph" style:parent-style-name="Standard">
      <style:paragraph-properties fo:text-align="start" style:justify-single-word="false"/>
      <style:text-properties fo:font-weight="normal" officeooo:rsid="001bd0a2" officeooo:paragraph-rsid="001bd0a2" style:font-weight-asian="normal" style:font-weight-complex="normal"/>
    </style:style>
    <style:style style:name="P4" style:family="paragraph" style:parent-style-name="Standard">
      <style:paragraph-properties fo:text-align="start" style:justify-single-word="false"/>
      <style:text-properties fo:font-weight="normal" officeooo:rsid="001ca9ce" officeooo:paragraph-rsid="001ca9ce" style:font-weight-asian="normal" style:font-weight-complex="normal"/>
    </style:style>
    <style:style style:name="P5" style:family="paragraph" style:parent-style-name="Standard">
      <style:paragraph-properties fo:text-align="start" style:justify-single-word="false"/>
      <style:text-properties fo:font-weight="normal" officeooo:rsid="001e89aa" officeooo:paragraph-rsid="001e89aa" style:font-weight-asian="normal" style:font-weight-complex="normal"/>
    </style:style>
    <style:style style:name="P6" style:family="paragraph" style:parent-style-name="Standard" style:list-style-name="L3">
      <style:paragraph-properties fo:text-align="start" style:justify-single-word="false"/>
      <style:text-properties fo:font-weight="normal" officeooo:rsid="001e89aa" officeooo:paragraph-rsid="001e89aa" style:font-weight-asian="normal" style:font-weight-complex="normal"/>
    </style:style>
    <style:style style:name="P7" style:family="paragraph" style:parent-style-name="Standard" style:list-style-name="L3">
      <style:paragraph-properties fo:text-align="start" style:justify-single-word="false"/>
      <style:text-properties fo:font-weight="normal" officeooo:rsid="001eca11" officeooo:paragraph-rsid="001eca11" style:font-weight-asian="normal" style:font-weight-complex="normal"/>
    </style:style>
    <style:style style:name="P8" style:family="paragraph" style:parent-style-name="Standard">
      <style:paragraph-properties fo:text-align="start" style:justify-single-word="false"/>
      <style:text-properties fo:font-weight="normal" officeooo:rsid="001eca11" officeooo:paragraph-rsid="001eca11" style:font-weight-asian="normal" style:font-weight-complex="normal"/>
    </style:style>
    <style:style style:name="P9" style:family="paragraph" style:parent-style-name="Standard">
      <style:paragraph-properties fo:text-align="start" style:justify-single-word="false"/>
      <style:text-properties fo:font-weight="normal" officeooo:rsid="0020c946" officeooo:paragraph-rsid="0020c946" style:font-weight-asian="normal" style:font-weight-complex="normal"/>
    </style:style>
    <style:style style:name="P10" style:family="paragraph" style:parent-style-name="Standard">
      <style:paragraph-properties fo:text-align="start" style:justify-single-word="false"/>
      <style:text-properties fo:font-weight="normal" officeooo:rsid="0023457d" officeooo:paragraph-rsid="0023457d"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1eca11"/>
    </style:style>
    <style:style style:name="T4" style:family="text">
      <style:text-properties officeooo:rsid="00235d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spbery Pi Pico Edukit3 Inspired Robot</text:p>
      <text:p text:style-name="P2"/>
      <text:p text:style-name="P3">After reciving my Raspberry Pi Pico &amp; experimenting for a while I decided it old be usefull to put it together in a more practicle project.</text:p>
      <text:p text:style-name="P3">To do this I decided to rebuild my 1<text:span text:style-name="T1">st</text:span> robot which was bassed arround the CamJam Edukit 3 kit with a few minor tweaks &amp; subtitutions.</text:p>
      <text:p text:style-name="P3"/>
      <text:p text:style-name="P3">The Edukit 3 consists of :</text:p>
      <text:p text:style-name="P3">1 <text:tab/>Motor controller board for raspberry pi (all models including the original model B)</text:p>
      <text:p text:style-name="P3">2<text:tab/>DC Motors</text:p>
      <text:p text:style-name="P3">2<text:tab/>Red Wheels</text:p>
      <text:p text:style-name="P3">1<text:tab/>Ball Castor</text:p>
      <text:p text:style-name="P3">1<text:tab/>Small Beadboard</text:p>
      <text:p text:style-name="P3">1<text:tab/>AA Battery box (4 AA batteries)</text:p>
      <text:p text:style-name="P4">1<text:tab/>Ultrasonic Distance sensor (SR04)</text:p>
      <text:p text:style-name="P4">1<text:tab/>Line following sensor</text:p>
      <text:p text:style-name="P4"/>
      <text:p text:style-name="P4">+ various resistors, jumper cables &amp; a sturdy box that many owners use as the <text:s/>chassis for the robot until they can make somethig different.</text:p>
      <text:p text:style-name="P4"/>
      <text:p text:style-name="P5">Tweaks &amp; Substitutions</text:p>
      <text:p text:style-name="P4"/>
      <text:list xml:id="list1405781535" text:style-name="L3">
        <text:list-item>
          <text:p text:style-name="P6">3d printed a suitable chassis - <text:a xlink:type="simple" xlink:href="https://www.thingiverse.com/thing:1113796" text:style-name="Internet_20_link" text:visited-style-name="Visited_20_Internet_20_Link">https://www.thingiverse.com/thing:1113796</text:a></text:p>
        </text:list-item>
        <text:list-item>
          <text:p text:style-name="P6">replaced the edukit3 motor controller board with a SN754410 H-Brigde IC, the Camjab board can be used but connecting it to the Pico would recore an adaptor for the connector, (Neil <text:s/><text:span text:style-name="T3">Lambeth </text:span>@<text:span text:style-name="T3">neil</text:span>redrobtics has a pico to Pi addapter board that would be perfect for this <text:span text:style-name="T3">if you want to use it </text:span><text:a xlink:type="simple" xlink:href="https://www.tindie.com/products/redrobotics/pico-2-pi-adapter-board" text:style-name="Internet_20_link" text:visited-style-name="Visited_20_Internet_20_Link"><text:span text:style-name="T3">https://www.tindie.com/products/redrobotics/pico-2-pi-adapter-board</text:span></text:a><text:span text:style-name="T3">.</text:span></text:p>
        </text:list-item>
        <text:list-item>
          <text:p text:style-name="P7">Added a 2<text:span text:style-name="T1">nd</text:span> ½ size breadboard, this fits in the raspberry Pi mounting of th chassis perfectly &amp; is ideal for mounting the Pico &amp; SN754410 drver IC.</text:p>
        </text:list-item>
        <text:list-item>
          <text:p text:style-name="P7">Replaced the 5v SR04 sensor from the Eduki with a more modern 3.3v version so that I did not need the extra resistors to protect the Inputs to the Pico.</text:p>
        </text:list-item>
      </text:list>
      <text:p text:style-name="P8"/>
      <text:p text:style-name="P9">Because the Pico is verr low current &amp; has an onboard PUS that can accept 2V-5.5V it means that the whole robot can run from the AA batteries in the <text:s/>battery holder, a raspbery Pi requires an additional USB power bank), use rechargable batteries as fresh alkalines would be slightly over voltage.</text:p>
      <text:p text:style-name="P9"/>
      <text:p text:style-name="P9">Current software</text:p>
      <text:p text:style-name="P9"/>
      <text:p text:style-name="P9">motor.py provides a simple robot class fto provide forward, backward, left &amp; right movement.</text:p>
      <text:p text:style-name="P9"/>
      <text:p text:style-name="P9">SR04Pio.py makes use of the Pico’s PIO feature to interface with the ultrasonic sensor, distance is contilualy scanned &amp; the result placed into the output FiFo whch can simply be read as needed (results will be sightly delayed due to the size of the FiFo but provided it is read oten enough this does not cause any significnt issues).</text:p>
      <text:p text:style-name="P9"/>
      <text:p text:style-name="P9">Edukt3.py is the basic robot code, it currently only implements basic obsticle avoidance but will be upgraded to support line following &amp; eventualy IR remote control.</text:p>
      <text:p text:style-name="P9"/>
      <text:p text:style-name="P10">Obst<text:span text:style-name="T4">i</text:span>cl<text:span text:style-name="T4">lll</text:span>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0:59:48.636555995</meta:creation-date>
    <dc:date>2021-02-25T12:06:53.816959433</dc:date>
    <meta:editing-duration>PT3M38S</meta:editing-duration>
    <meta:editing-cycles>2</meta:editing-cycles>
    <meta:generator>LibreOffice/6.1.5.2$Linux_ARM_EABI LibreOffice_project/10$Build-2</meta:generator>
    <meta:document-statistic meta:table-count="0" meta:image-count="0" meta:object-count="0" meta:page-count="1" meta:paragraph-count="24" meta:word-count="410" meta:character-count="2382" meta:non-whitespace-character-count="1993"/>
  </office:meta>
</office:document-meta>
</file>